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mfortaa" svg:font-family="Comfortaa" style:font-family-generic="roman" style:font-pitch="variable"/>
    <style:font-face style:name="Comfortaa Regular" svg:font-family="'Comfortaa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mfortaa Regular1" svg:font-family="'Comfortaa Regula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New Roman" fo:font-size="18pt" style:font-name-asian="Times New Roman1" style:font-size-asian="18pt" style:font-name-complex="Times New Roman1" style:font-size-complex="18pt"/>
    </style:style>
    <style:style style:name="P3" style:family="paragraph" style:parent-style-name="Standard">
      <style:paragraph-properties fo:text-align="start" style:justify-single-word="false"/>
      <style:text-properties style:font-name="Times New Roman" fo:font-size="18pt" style:font-name-asian="Times New Roman1" style:font-size-asian="18pt" style:font-name-complex="Times New Roman1" style:font-size-complex="18pt"/>
    </style:style>
    <style:style style:name="P4" style:family="paragraph" style:parent-style-name="Standard">
      <style:text-properties style:font-name="Times New Roman" fo:font-size="12pt" style:font-name-asian="Times New Roman1" style:font-size-asian="12pt" style:font-name-complex="Times New Roman1" style:font-size-complex="12pt"/>
    </style:style>
    <style:style style:name="P5" style:family="paragraph" style:parent-style-name="Standard">
      <style:text-properties style:font-name="Comfortaa Regular" fo:font-size="18pt" style:font-name-asian="Comfortaa Regular1" style:font-size-asian="18pt" style:font-name-complex="Comfortaa Regular1" style:font-size-complex="18pt"/>
    </style:style>
    <style:style style:name="P6" style:family="paragraph" style:parent-style-name="Standard">
      <style:paragraph-properties fo:margin-left="0in" fo:margin-right="0in" fo:text-indent="0.5in" style:auto-text-indent="false"/>
    </style:style>
    <style:style style:name="P7" style:family="paragraph" style:parent-style-name="Standard" style:master-page-name="Standard">
      <style:paragraph-properties fo:text-align="center" style:justify-single-word="false" style:page-number="1"/>
    </style:style>
    <style:style style:name="T1" style:family="text">
      <style:text-properties style:font-name="Comfortaa" fo:font-size="60pt" style:font-name-asian="Comfortaa1" style:font-size-asian="60pt" style:font-name-complex="Comfortaa1" style:font-size-complex="60pt"/>
    </style:style>
    <style:style style:name="T2" style:family="text">
      <style:text-properties style:font-name="Times New Roman" fo:font-size="18pt" style:font-name-asian="Times New Roman1" style:font-size-asian="18pt" style:font-name-complex="Times New Roman1" style:font-size-complex="18pt"/>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Comfortaa Regular" fo:font-size="18pt" style:font-name-asian="Comfortaa Regular1" style:font-size-asian="18pt" style:font-name-complex="Comfortaa Regular1"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Syntax</text:span></text:p>
      <text:p text:style-name="P1"><text:span text:style-name="T2">Concept document</text:span></text:p>
      <text:p text:style-name="P1"><text:span text:style-name="T2">V.1</text:span></text:p>
      <text:p text:style-name="P2"/>
      <text:p text:style-name="P2"/>
      <text:p text:style-name="P2"/>
      <text:p text:style-name="P2"/>
      <text:p text:style-name="P2"/>
      <text:p text:style-name="P2"/>
      <text:p text:style-name="P1"><text:span text:style-name="T2">Dawson Mix</text:span></text:p>
      <text:p text:style-name="P1"><text:span text:style-name="T2">Game Development Studio</text:span></text:p>
      <text:p text:style-name="P1"><text:span text:style-name="T2">Professor Tim Samoff</text:span></text:p>
      <text:p text:style-name="P1"><text:span text:style-name="T2">Fall 2019 </text:span></text:p>
      <text:p text:style-name="P2"/>
      <text:p text:style-name="P2"/>
      <text:p text:style-name="P2"/>
      <text:p text:style-name="P2"/>
      <text:p text:style-name="P2"/>
      <text:p text:style-name="P2"/>
      <text:p text:style-name="P2"/>
      <text:p text:style-name="P3"/>
      <text:p text:style-name="P2"/>
      <text:p text:style-name="P1"><text:span text:style-name="T2">1</text:span></text:p>
      <text:p text:style-name="Standard"><text:span text:style-name="T4">Introduction</text:span></text:p>
      <text:p text:style-name="Standard"><text:span text:style-name="T2"><text:tab/></text:span><text:span text:style-name="T3">Syntax takes place in a small suburban town where all the adults one day mysteriously disappear and many dark shadow creatures start attacking the town. The children must stand together to put up a fight and eventually defeat the enemy together. The game is a coming of age story that briefly resembles the story of Jesus.</text:span></text:p>
      <text:p text:style-name="P4"><text:soft-page-break/></text:p>
      <text:p text:style-name="Standard"><text:span text:style-name="T4">Design Statement</text:span></text:p>
      <text:p text:style-name="Standard"><text:span text:style-name="T4"><text:tab/></text:span><text:span text:style-name="T3">The main purpose of this game is to create a JRPG gameboy adventure game. There are elements of other art forms such as books and music that I’ve always enjoyed such as coming of age stories and subtle Christianity. These are elements I want to try and implement into a game.</text:span></text:p>
      <text:p text:style-name="P4"/>
      <text:p text:style-name="Standard"><text:span text:style-name="T4">Audience</text:span></text:p>
      <text:p text:style-name="P6"><text:span text:style-name="T3">The target audience is young adults that enjoy JRPG adventure games.</text:span></text:p>
      <text:p text:style-name="P2"/>
      <text:p text:style-name="Standard"><text:span text:style-name="T4">GamePlay</text:span></text:p>
      <text:p text:style-name="Standard"><text:span text:style-name="T4"><text:tab/></text:span><text:span text:style-name="T3"> I would like to make the gameplay similar to many JRPG games with a party system and leveling of characters. As you progress through the stages you can find more and more companions to help you defeat stronger and stronger enemies. </text:span></text:p>
      <text:p text:style-name="P4"/>
      <text:p text:style-name="P4"/>
      <text:p text:style-name="P4"/>
      <text:p text:style-name="P4"/>
      <text:p text:style-name="P5"/>
      <text:p text:style-name="P5"/>
      <text:p text:style-name="P5"/>
      <text:p text:style-name="P5"/>
      <text:p text:style-name="P5"/>
      <text:p text:style-name="P5"/>
      <text:p text:style-name="P5"/>
      <text:p text:style-name="P1"><text:span text:style-name="T4">2</text:span></text:p>
      <text:p text:style-name="P4"/>
      <text:p text:style-name="P4"/>
      <text:p text:style-name="P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mfortaa" svg:font-family="Comfortaa" style:font-family-generic="roman" style:font-pitch="variable"/>
    <style:font-face style:name="Comfortaa Regular" svg:font-family="'Comfortaa Regular'"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mfortaa1" svg:font-family="Comfortaa" style:font-family-generic="system" style:font-pitch="variable"/>
    <style:font-face style:name="Comfortaa Regular1" svg:font-family="'Comfortaa Regular'"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7" meta:word-count="180" meta:character-count="1035" meta:non-whitespace-character-count="866"/>
    <meta:generator>LibreOfficeDev/6.0.5.2$Linux_X86_64 LibreOffice_project/</meta:generator>
  </office:meta>
</office:document-meta>
</file>